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Обычный-title">
      <style:graphic-properties draw:auto-grow-height="true" fo:min-height="3.506cm"/>
    </style:style>
    <style:style style:name="pr2" style:family="presentation" style:parent-style-name="Обычный-outline1">
      <style:graphic-properties fo:min-height="11.929cm"/>
    </style:style>
    <style:style style:name="pr3" style:family="presentation" style:parent-style-name="Обычный-notes">
      <style:graphic-properties draw:fill-color="#ffffff" fo:min-height="12.572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center"/>
    </style:style>
    <style:style style:name="T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>
        <draw:frame presentation:style-name="pr1" draw:text-style-name="P1" draw:layer="layout" svg:width="25.199cm" svg:height="5.107cm" svg:x="1.4cm" svg:y="0.036cm" presentation:class="title">
          <draw:text-box>
            <text:p text:style-name="P1"><text:span text:style-name="T1">Инструментарий статистического анализа производительности программ “Adaptor”</text:span></text:p>
          </draw:text-box>
        </draw:frame>
        <draw:frame presentation:style-name="pr2" draw:layer="layout" svg:width="25.199cm" svg:height="5.08cm" svg:x="1.27cm" svg:y="10.414cm" presentation:class="outline" presentation:user-transformed="true">
          <draw:text-box>
            <text:list text:style-name="L2">
              <text:list-item>
                <text:p>Исполнитель: Панков Михаил, группа РК6‑122</text:p>
              </text:list-item>
              <text:list-item>
                <text:p>Руководитель: Карпенко Анатолий Павлович</text:p>
              </text:list-item>
            </text:list>
          </draw:text-box>
        </draw:frame>
        <draw:frame presentation:style-name="pr2" draw:layer="layout" svg:width="25.199cm" svg:height="1.778cm" svg:x="1.471cm" svg:y="18.034cm" presentation:class="outline" presentation:user-transformed="true">
          <draw:text-box>
            <text:p text:style-name="P2">2013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Tahoma" style:font-style-name="Обычный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Tahoma" style:font-style-name="Обычный" style:font-family-generic="swiss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19T23:18:19.53</meta:creation-date>
    <dc:date>2013-05-19T23:45:12.73</dc:date>
    <meta:editing-duration>PT11M7S</meta:editing-duration>
    <meta:editing-cycles>1</meta:editing-cycles>
    <meta:document-statistic meta:object-count="26"/>
    <meta:generator>LibreOffice/3.6$Windows_x86 LibreOffice_project/f969faf-c24b504-8c77064-174276e-40b382</meta:generator>
  </office:meta>
</office:document-meta>
</file>